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694in" style:rel-column-width="7281*"/>
    </style:style>
    <style:style style:name="Table3.I" style:family="table-column">
      <style:table-column-properties style:column-width="0.7701in" style:rel-column-width="72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11in" style:contextual-spacing="false"/>
      <style:text-properties officeooo:paragraph-rsid="000acafc" style:language-asian="en" style:country-asian="IN"/>
    </style:style>
    <style:style style:name="P2" style:family="paragraph" style:parent-style-name="Standard">
      <style:text-properties fo:font-weight="normal" officeooo:rsid="0012b238" officeooo:paragraph-rsid="000039cf" style:font-weight-asian="normal" style:font-weight-complex="normal"/>
    </style:style>
    <style:style style:name="P3" style:family="paragraph" style:parent-style-name="Standard">
      <style:text-properties fo:font-weight="normal" officeooo:rsid="0012b238" officeooo:paragraph-rsid="0002fc3c" style:font-weight-asian="normal" style:font-weight-complex="normal"/>
    </style:style>
    <style:style style:name="P4" style:family="paragraph" style:parent-style-name="Standard">
      <style:text-properties fo:font-weight="normal" officeooo:rsid="0012b238" officeooo:paragraph-rsid="00032350" style:font-weight-asian="normal" style:font-weight-complex="normal"/>
    </style:style>
    <style:style style:name="P5" style:family="paragraph" style:parent-style-name="Standard">
      <style:text-properties fo:font-weight="normal" officeooo:rsid="0006aeee" officeooo:paragraph-rsid="0006aeee" style:font-weight-asian="normal" style:font-weight-complex="normal"/>
    </style:style>
    <style:style style:name="P6" style:family="paragraph" style:parent-style-name="Standard">
      <style:text-properties fo:font-weight="normal" officeooo:rsid="0006aeee" officeooo:paragraph-rsid="0009fdc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2ac5f" officeooo:paragraph-rsid="000039cf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12ac5f" officeooo:paragraph-rsid="000039cf"/>
    </style:style>
    <style:style style:name="P9" style:family="paragraph" style:parent-style-name="Standard">
      <style:text-properties fo:font-weight="bold" officeooo:rsid="0005aee1" officeooo:paragraph-rsid="000039cf" style:font-weight-asian="bold" style:font-weight-complex="bold"/>
    </style:style>
    <style:style style:name="P10" style:family="paragraph" style:parent-style-name="Standard">
      <style:text-properties fo:font-weight="bold" officeooo:rsid="0005aee1" officeooo:paragraph-rsid="0002fc3c" style:font-weight-asian="bold" style:font-weight-complex="bold"/>
    </style:style>
    <style:style style:name="P11" style:family="paragraph" style:parent-style-name="Standard">
      <style:text-properties fo:font-weight="bold" officeooo:rsid="0005aee1" officeooo:paragraph-rsid="00032350" style:font-weight-asian="bold" style:font-weight-complex="bold"/>
    </style:style>
    <style:style style:name="P12" style:family="paragraph" style:parent-style-name="Standard">
      <style:text-properties fo:font-weight="bold" officeooo:rsid="0012b238" officeooo:paragraph-rsid="000039cf" style:font-weight-asian="bold" style:font-weight-complex="bold"/>
    </style:style>
    <style:style style:name="P13" style:family="paragraph" style:parent-style-name="Standard">
      <style:text-properties fo:font-weight="bold" officeooo:rsid="0012b238" officeooo:paragraph-rsid="0002fc3c" style:font-weight-asian="bold" style:font-weight-complex="bold"/>
    </style:style>
    <style:style style:name="P14" style:family="paragraph" style:parent-style-name="Standard">
      <style:text-properties fo:font-weight="bold" officeooo:rsid="0012b238" officeooo:paragraph-rsid="00032350" style:font-weight-asian="bold" style:font-weight-complex="bold"/>
    </style:style>
    <style:style style:name="P15" style:family="paragraph" style:parent-style-name="Standard">
      <style:text-properties fo:font-weight="bold" officeooo:rsid="0006aeee" officeooo:paragraph-rsid="0006aeee" style:font-weight-asian="bold" style:font-weight-complex="bold"/>
    </style:style>
    <style:style style:name="P16" style:family="paragraph" style:parent-style-name="Standard">
      <style:text-properties officeooo:rsid="0005aee1" officeooo:paragraph-rsid="000039cf"/>
    </style:style>
    <style:style style:name="P17" style:family="paragraph" style:parent-style-name="Standard">
      <style:text-properties officeooo:rsid="0005aee1" officeooo:paragraph-rsid="0002fc3c"/>
    </style:style>
    <style:style style:name="P18" style:family="paragraph" style:parent-style-name="Standard">
      <style:text-properties officeooo:rsid="0005aee1" officeooo:paragraph-rsid="00032350"/>
    </style:style>
    <style:style style:name="P19" style:family="paragraph" style:parent-style-name="Standard">
      <style:text-properties officeooo:rsid="0005aee1" officeooo:paragraph-rsid="00010554"/>
    </style:style>
    <style:style style:name="P20" style:family="paragraph" style:parent-style-name="Standard">
      <style:text-properties officeooo:paragraph-rsid="00010554"/>
    </style:style>
    <style:style style:name="P21" style:family="paragraph" style:parent-style-name="Standard">
      <style:text-properties officeooo:rsid="00010554" officeooo:paragraph-rsid="00010554"/>
    </style:style>
    <style:style style:name="P22" style:family="paragraph" style:parent-style-name="Standard">
      <style:text-properties officeooo:rsid="00010554" officeooo:paragraph-rsid="0002fc3c"/>
    </style:style>
    <style:style style:name="P23" style:family="paragraph" style:parent-style-name="Standard">
      <style:text-properties officeooo:rsid="00010554" officeooo:paragraph-rsid="00032350"/>
    </style:style>
    <style:style style:name="P24" style:family="paragraph" style:parent-style-name="Standard">
      <style:text-properties officeooo:paragraph-rsid="0004b52c"/>
    </style:style>
    <style:style style:name="P25" style:family="paragraph" style:parent-style-name="Standard">
      <style:text-properties officeooo:paragraph-rsid="0004bb17"/>
    </style:style>
    <style:style style:name="P26" style:family="paragraph" style:parent-style-name="Standard">
      <style:text-properties officeooo:paragraph-rsid="00051ba0"/>
    </style:style>
    <style:style style:name="P27" style:family="paragraph" style:parent-style-name="Standard">
      <style:text-properties fo:color="#000000" style:font-name="Monospace" fo:font-size="10pt" officeooo:rsid="00010554" officeooo:paragraph-rsid="00010554" style:font-size-asian="10pt"/>
    </style:style>
    <style:style style:name="P28" style:family="paragraph" style:parent-style-name="Standard">
      <style:text-properties fo:color="#000000" style:font-name="Monospace" fo:font-size="10pt" officeooo:rsid="00010554" officeooo:paragraph-rsid="0002fc3c" style:font-size-asian="10pt"/>
    </style:style>
    <style:style style:name="P29" style:family="paragraph" style:parent-style-name="Standard">
      <style:text-properties fo:color="#000000" style:font-name="Monospace" fo:font-size="10pt" officeooo:rsid="0005aee1" officeooo:paragraph-rsid="00010554" style:font-size-asian="10pt"/>
    </style:style>
    <style:style style:name="P30" style:family="paragraph" style:parent-style-name="Standard">
      <style:text-properties fo:color="#000000" style:font-name="Monospace" fo:font-size="10pt" officeooo:rsid="0005aee1" officeooo:paragraph-rsid="0004b52c" style:font-size-asian="10pt"/>
    </style:style>
    <style:style style:name="P31" style:family="paragraph" style:parent-style-name="Standard">
      <style:text-properties fo:color="#000000" style:font-name="Monospace" fo:font-size="10pt" officeooo:rsid="0005aee1" officeooo:paragraph-rsid="00032350" style:font-size-asian="10pt"/>
    </style:style>
    <style:style style:name="P32" style:family="paragraph" style:parent-style-name="Standard">
      <style:text-properties fo:color="#000000" style:font-name="Monospace" fo:font-size="10pt" officeooo:rsid="0005aee1" officeooo:paragraph-rsid="0002fc3c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c2db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5aee1" officeooo:paragraph-rsid="0006c2db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5aee1" officeooo:paragraph-rsid="00083066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6c2db" officeooo:paragraph-rsid="0006c2db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83066" officeooo:paragraph-rsid="00083066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83066" officeooo:paragraph-rsid="00083066" style:font-size-asian="10pt"/>
    </style:style>
    <style:style style:name="P39" style:family="paragraph" style:parent-style-name="Table_20_Contents">
      <style:text-properties officeooo:rsid="0006aeee" officeooo:paragraph-rsid="0006aeee"/>
    </style:style>
    <style:style style:name="P40" style:family="paragraph" style:parent-style-name="Table_20_Contents">
      <style:text-properties officeooo:rsid="0006c2db" officeooo:paragraph-rsid="0006c2db"/>
    </style:style>
    <style:style style:name="P41" style:family="paragraph" style:parent-style-name="Table_20_Contents">
      <style:text-properties officeooo:rsid="00083066" officeooo:paragraph-rsid="00083066"/>
    </style:style>
    <style:style style:name="P42" style:family="paragraph" style:parent-style-name="Standard" style:list-style-name="L1">
      <style:text-properties officeooo:rsid="0005aee1" officeooo:paragraph-rsid="000039cf"/>
    </style:style>
    <style:style style:name="P43" style:family="paragraph" style:parent-style-name="Standard" style:list-style-name="L1">
      <style:text-properties officeooo:rsid="0005aee1" officeooo:paragraph-rsid="00032350"/>
    </style:style>
    <style:style style:name="P44" style:family="paragraph" style:parent-style-name="Standard" style:list-style-name="L1">
      <style:text-properties officeooo:rsid="0005aee1" officeooo:paragraph-rsid="0002fc3c"/>
    </style:style>
    <style:style style:name="T1" style:family="text">
      <style:text-properties officeooo:rsid="000bfd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da2a" style:font-weight-asian="normal" style:font-weight-complex="normal"/>
    </style:style>
    <style:style style:name="T4" style:family="text">
      <style:text-properties fo:font-weight="normal" officeooo:rsid="00077e91" style:font-weight-asian="normal" style:font-weight-complex="normal"/>
    </style:style>
    <style:style style:name="T5" style:family="text">
      <style:text-properties fo:font-weight="normal" officeooo:rsid="0002fc3c" style:font-weight-asian="normal" style:font-weight-complex="normal"/>
    </style:style>
    <style:style style:name="T6" style:family="text">
      <style:text-properties fo:font-weight="normal" officeooo:rsid="0004bb17" style:font-weight-asian="normal" style:font-weight-complex="normal"/>
    </style:style>
    <style:style style:name="T7" style:family="text">
      <style:text-properties fo:font-weight="normal" officeooo:rsid="00063423" style:font-weight-asian="normal" style:font-weight-complex="normal"/>
    </style:style>
    <style:style style:name="T8" style:family="text">
      <style:text-properties fo:font-weight="normal" officeooo:rsid="000c9541" style:font-weight-asian="normal" style:font-weight-complex="normal"/>
    </style:style>
    <style:style style:name="T9" style:family="text">
      <style:text-properties officeooo:rsid="00010554"/>
    </style:style>
    <style:style style:name="T10" style:family="text">
      <style:text-properties officeooo:rsid="0005aee1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05aee1" style:font-size-asian="10pt"/>
    </style:style>
    <style:style style:name="T13" style:family="text">
      <style:text-properties fo:color="#000000" style:font-name="Monospace" fo:font-size="10pt" officeooo:rsid="00010554" style:font-size-asian="10pt"/>
    </style:style>
    <style:style style:name="T14" style:family="text">
      <style:text-properties fo:color="#000000" style:font-name="Monospace" fo:font-size="10pt" officeooo:rsid="0006c2db" style:font-size-asian="10pt"/>
    </style:style>
    <style:style style:name="T15" style:family="text">
      <style:text-properties fo:color="#000000" style:font-name="Monospace" fo:font-size="10pt" officeooo:rsid="0007de6a" style:font-size-asian="10pt"/>
    </style:style>
    <style:style style:name="T16" style:family="text">
      <style:text-properties fo:color="#000000" style:font-name="Monospace" fo:font-size="10pt" officeooo:rsid="00083066" style:font-size-asian="10pt"/>
    </style:style>
    <style:style style:name="T17" style:family="text">
      <style:text-properties fo:color="#000000" style:font-name="Monospace" fo:font-size="10pt" officeooo:rsid="000c9541" style:font-size-asian="10pt"/>
    </style:style>
    <style:style style:name="T18" style:family="text">
      <style:text-properties officeooo:rsid="0002fc3c"/>
    </style:style>
    <style:style style:name="T19" style:family="text">
      <style:text-properties officeooo:rsid="00032350"/>
    </style:style>
    <style:style style:name="T20" style:family="text">
      <style:text-properties officeooo:rsid="0009fdca"/>
    </style:style>
    <style:style style:name="T21" style:family="text">
      <style:text-properties officeooo:rsid="000c95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valuation Report</text:p>
      <text:p text:style-name="P8"/>
      <text:p text:style-name="P15">1 Client report :</text:p>
      <text:p text:style-name="P9"/>
      <text:p text:style-name="P9"><text:span text:style-name="T9">DHT Put(key,value)</text:span> Evaluation</text:p>
      <text:list xml:id="list9006459087790067489" text:style-name="L1">
        <text:list-header>
          <text:p text:style-name="P42">To understand performance of the system, executed looped <text:span text:style-name="T9">put(key, value)</text:span> requests on test file. Following are the observations :</text:p>
        </text:list-header>
      </text:list>
      <text:p text:style-name="P16"/>
      <text:p text:style-name="P16"/>
      <text:p text:style-name="P20"><text:span text:style-name="T10">1. Created 10k looped requests for registering. Time required : </text:span><text:span text:style-name="T11">3114</text:span><text:span text:style-name="T10">ms</text:span></text:p>
      <text:p text:style-name="P21">Output :</text:p>
      <text:p text:style-name="P27">Start : 1444767077222 End : 1444767080336 Difference : -3114</text:p>
      <text:p text:style-name="P21"/>
      <text:p text:style-name="P20"><text:span text:style-name="T10">2. Created 100k threads for registering. Time required : </text:span><text:span text:style-name="T12">20837</text:span><text:span text:style-name="T10">ms</text:span></text:p>
      <text:p text:style-name="P29">Start : 1444767136883 End : 1444767157720 Difference : -20837</text:p>
      <text:p text:style-name="P19"/>
      <text:p text:style-name="P12">Conclusion:</text:p>
      <text:p text:style-name="P2"/>
      <text:p text:style-name="P16"><text:span text:style-name="T3">T</text:span><text:span text:style-name="T2">he evaluation shows how time was saved as the number of requests increased.</text:span></text:p>
      <text:p text:style-name="P2"/>
      <text:p text:style-name="P11"><text:span text:style-name="T9">DHT Get(key)</text:span> Evaluation</text:p>
      <text:list xml:id="list193358526464894" text:continue-numbering="true" text:style-name="L1">
        <text:list-header>
          <text:p text:style-name="P43">To understand performance of the system, executed looped <text:span text:style-name="T19">get(key)</text:span> requests on test file. Following are the observations :</text:p>
        </text:list-header>
      </text:list>
      <text:p text:style-name="P18"/>
      <text:p text:style-name="P18"/>
      <text:p text:style-name="P24"><text:span text:style-name="T10">1. Created 10k looped requests for registering. Time required : </text:span><text:span text:style-name="T12">1525</text:span><text:span text:style-name="T10">ms</text:span></text:p>
      <text:p text:style-name="P23">Output :</text:p>
      <text:p text:style-name="P30">Start : 1444768620646 End : 1444768622171 Difference : -1525</text:p>
      <text:p text:style-name="P23"/>
      <text:p text:style-name="P25"><text:span text:style-name="T10">2. Created 100k threads for registering. Time required :</text:span><text:span text:style-name="T12">12316</text:span><text:span text:style-name="T10">ms</text:span></text:p>
      <text:p text:style-name="P31">Start : 1444768744771 End : 1444768757087 Difference : -12316</text:p>
      <text:p text:style-name="P18"/>
      <text:p text:style-name="P14">Conclusion:</text:p>
      <text:p text:style-name="P4"/>
      <text:p text:style-name="P18"><text:span text:style-name="T4">Just like </text:span><text:span text:style-name="T5">put()</text:span><text:span text:style-name="T4"> evaluation, </text:span><text:span text:style-name="T6">get</text:span><text:span text:style-name="T5">()</text:span><text:span text:style-name="T2"> evaluation </text:span><text:span text:style-name="T4">also </text:span><text:span text:style-name="T2">shows how time was saved as the number of requests increased. </text:span><text:span text:style-name="T6">However, get() evaluation gave had incredibly high performance as there was no manipulation required in the DHT.</text:span></text:p>
      <text:p text:style-name="P2"/>
      <text:p text:style-name="P10"><text:span text:style-name="T9">DHT Del(key)</text:span> Evaluation</text:p>
      <text:list xml:id="list193357487681767" text:continue-numbering="true" text:style-name="L1">
        <text:list-header>
          <text:p text:style-name="P44">To understand performance of the system, executed looped <text:span text:style-name="T18">del(key)</text:span> requests on test file. Following are the observations :</text:p>
        </text:list-header>
      </text:list>
      <text:p text:style-name="P17"/>
      <text:p text:style-name="P17"/>
      <text:p text:style-name="P26"><text:span text:style-name="T10">1. Created 10k looped requests for registering. Time required : </text:span><text:span text:style-name="T13">2994</text:span><text:span text:style-name="T10">ms</text:span></text:p>
      <text:p text:style-name="P22">Output :</text:p>
      <text:p text:style-name="P28">Start : 1444769498705 End : 1444769501699 Difference : -2994</text:p>
      <text:p text:style-name="P22"/>
      <text:p text:style-name="P25"><text:soft-page-break/><text:span text:style-name="T10">2. Created 100k threads for registering. Time required : </text:span><text:span text:style-name="T12">27517</text:span><text:span text:style-name="T10">ms</text:span></text:p>
      <text:p text:style-name="P32">Start : 1444769231056 End : 1444769258573 Difference : -27517</text:p>
      <text:p text:style-name="P32"/>
      <text:p text:style-name="P17"/>
      <text:p text:style-name="P13">Conclusion:</text:p>
      <text:p text:style-name="P3"/>
      <text:p text:style-name="P16"><text:span text:style-name="T4">Just like </text:span><text:span text:style-name="T5">put()</text:span><text:span text:style-name="T4"> evaluation, </text:span><text:span text:style-name="T5">del()</text:span><text:span text:style-name="T2"> evaluation </text:span><text:span text:style-name="T4">also </text:span><text:span text:style-name="T2">shows how time was saved as the number of requests increased. </text:span><text:span text:style-name="T8">However</text:span><text:span text:style-name="T7">, put() and del() took more time as compared to get() due to manipulations in DHT.</text:span></text:p>
      <text:p text:style-name="P2"/>
      <text:p text:style-name="P15">2 Clients simultaneously :</text:p>
      <text:p text:style-name="P5">Executed 100k requests on 2 clients, simultaneously.</text:p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Operation</text:p>
          </table:table-cell>
          <table:table-cell table:style-name="Table1.A1" office:value-type="string">
            <text:p text:style-name="P39">Client 1 Time required </text:p>
          </table:table-cell>
          <table:table-cell table:style-name="Table1.C1" office:value-type="string">
            <text:p text:style-name="P39">Client 2 Time required </text:p>
          </table:table-cell>
        </table:table-row>
        <table:table-row>
          <table:table-cell table:style-name="Table1.A2" office:value-type="string">
            <text:p text:style-name="P39">put</text:p>
          </table:table-cell>
          <table:table-cell table:style-name="Table1.A2" office:value-type="string">
            <text:p text:style-name="P36"><text:span text:style-name="T14">2</text:span><text:span text:style-name="T11">3416</text:span><text:span text:style-name="T17">ms</text:span></text:p>
          </table:table-cell>
          <table:table-cell table:style-name="Table1.C2" office:value-type="string">
            <text:p text:style-name="P36"><text:span text:style-name="T11">2</text:span><text:span text:style-name="T15">3</text:span><text:span text:style-name="T11">18</text:span><text:span text:style-name="T15">4</text:span><text:span text:style-name="T17">ms</text:span></text:p>
          </table:table-cell>
        </table:table-row>
        <table:table-row>
          <table:table-cell table:style-name="Table1.A2" office:value-type="string">
            <text:p text:style-name="P39">get</text:p>
          </table:table-cell>
          <table:table-cell table:style-name="Table1.A2" office:value-type="string">
            <text:p text:style-name="P33"><text:span text:style-name="T14">1</text:span><text:span text:style-name="T11">4354</text:span><text:span text:style-name="T17">ms</text:span></text:p>
          </table:table-cell>
          <table:table-cell table:style-name="Table1.C2" office:value-type="string">
            <text:p text:style-name="P33"><text:span text:style-name="T14">1</text:span><text:span text:style-name="T11">4</text:span><text:span text:style-name="T14">2</text:span><text:span text:style-name="T11">63</text:span><text:span text:style-name="T17">ms</text:span></text:p>
          </table:table-cell>
        </table:table-row>
        <table:table-row>
          <table:table-cell table:style-name="Table1.A2" office:value-type="string">
            <text:p text:style-name="P39">del</text:p>
          </table:table-cell>
          <table:table-cell table:style-name="Table1.A2" office:value-type="string">
            <text:p text:style-name="P34"><text:span text:style-name="T15">33</text:span><text:span text:style-name="T14">428</text:span><text:span text:style-name="T17">ms</text:span></text:p>
          </table:table-cell>
          <table:table-cell table:style-name="Table1.C2" office:value-type="string">
            <text:p text:style-name="P36"><text:span text:style-name="T15">336</text:span><text:span text:style-name="T11">17</text:span><text:span text:style-name="T17">ms</text:span></text:p>
          </table:table-cell>
        </table:table-row>
      </table:table>
      <text:p text:style-name="P15"/>
      <text:p text:style-name="P15">4 Clients simultaneously :</text:p>
      <text:p text:style-name="P6">Executed 100k requests on <text:span text:style-name="T20">4</text:span> clients, simultaneously.</text:p>
      <text:p text:style-name="P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0">Operation</text:p>
          </table:table-cell>
          <table:table-cell table:style-name="Table2.A1" office:value-type="string">
            <text:p text:style-name="P40">Client 1</text:p>
          </table:table-cell>
          <table:table-cell table:style-name="Table2.A1" office:value-type="string">
            <text:p text:style-name="P40">Client 2</text:p>
          </table:table-cell>
          <table:table-cell table:style-name="Table2.A1" office:value-type="string">
            <text:p text:style-name="P40">Client 3</text:p>
          </table:table-cell>
          <table:table-cell table:style-name="Table2.E1" office:value-type="string">
            <text:p text:style-name="P40">Client 4</text:p>
          </table:table-cell>
        </table:table-row>
        <table:table-row>
          <table:table-cell table:style-name="Table2.A2" office:value-type="string">
            <text:p text:style-name="P40">put</text:p>
          </table:table-cell>
          <table:table-cell table:style-name="Table2.A2" office:value-type="string">
            <text:p text:style-name="P38">56713<text:span text:style-name="T21">ms</text:span></text:p>
          </table:table-cell>
          <table:table-cell table:style-name="Table2.A2" office:value-type="string">
            <text:p text:style-name="P37"><text:span text:style-name="T15">5</text:span><text:span text:style-name="T11">6689</text:span><text:span text:style-name="T17">ms</text:span></text:p>
          </table:table-cell>
          <table:table-cell table:style-name="Table2.A2" office:value-type="string">
            <text:p text:style-name="P37"><text:span text:style-name="T15">5</text:span><text:span text:style-name="T11">6728</text:span><text:span text:style-name="T17">ms</text:span></text:p>
          </table:table-cell>
          <table:table-cell table:style-name="Table2.E2" office:value-type="string">
            <text:p text:style-name="P37"><text:span text:style-name="T15">5</text:span><text:span text:style-name="T11">6732</text:span><text:span text:style-name="T17">ms</text:span></text:p>
          </table:table-cell>
        </table:table-row>
        <table:table-row>
          <table:table-cell table:style-name="Table2.A2" office:value-type="string">
            <text:p text:style-name="P40">get</text:p>
          </table:table-cell>
          <table:table-cell table:style-name="Table2.A2" office:value-type="string">
            <text:p text:style-name="P35"><text:span text:style-name="T15">3</text:span><text:span text:style-name="T16">2189</text:span><text:span text:style-name="T17">ms</text:span></text:p>
          </table:table-cell>
          <table:table-cell table:style-name="Table2.A2" office:value-type="string">
            <text:p text:style-name="P37"><text:span text:style-name="T15">3</text:span><text:span text:style-name="T11">2261</text:span><text:span text:style-name="T17">ms</text:span></text:p>
          </table:table-cell>
          <table:table-cell table:style-name="Table2.A2" office:value-type="string">
            <text:p text:style-name="P35"><text:span text:style-name="T15">3</text:span><text:span text:style-name="T16">2216</text:span><text:span text:style-name="T17">ms</text:span></text:p>
          </table:table-cell>
          <table:table-cell table:style-name="Table2.E2" office:value-type="string">
            <text:p text:style-name="P37"><text:span text:style-name="T15">3</text:span><text:span text:style-name="T11">2246</text:span><text:span text:style-name="T17">ms</text:span></text:p>
          </table:table-cell>
        </table:table-row>
        <table:table-row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35"><text:span text:style-name="T16">6129</text:span><text:span text:style-name="T15">3</text:span><text:span text:style-name="T17">ms</text:span></text:p>
          </table:table-cell>
          <table:table-cell table:style-name="Table2.A2" office:value-type="string">
            <text:p text:style-name="P35"><text:span text:style-name="T16">61</text:span><text:span text:style-name="T15">3</text:span><text:span text:style-name="T16">12</text:span><text:span text:style-name="T17">ms</text:span></text:p>
          </table:table-cell>
          <table:table-cell table:style-name="Table2.A2" office:value-type="string">
            <text:p text:style-name="P35"><text:span text:style-name="T16">6128</text:span><text:span text:style-name="T15">3</text:span><text:span text:style-name="T17">ms</text:span></text:p>
          </table:table-cell>
          <table:table-cell table:style-name="Table2.E2" office:value-type="string">
            <text:p text:style-name="P38">61375<text:span text:style-name="T21">ms</text:span></text:p>
          </table:table-cell>
        </table:table-row>
      </table:table>
      <text:p text:style-name="P15"/>
      <text:p text:style-name="P15">8 Clients simultaneously :</text:p>
      <text:p text:style-name="P6">Executed 100k requests on <text:span text:style-name="T20">8</text:span> clients, simultaneously.</text:p>
      <text:p text:style-name="P6"/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40">Operation</text:p>
          </table:table-cell>
          <table:table-cell table:style-name="Table3.A1" office:value-type="string">
            <text:p text:style-name="P40">Client 1</text:p>
          </table:table-cell>
          <table:table-cell table:style-name="Table3.A1" office:value-type="string">
            <text:p text:style-name="P40">Client 2</text:p>
          </table:table-cell>
          <table:table-cell table:style-name="Table3.A1" office:value-type="string">
            <text:p text:style-name="P40">Client 3</text:p>
          </table:table-cell>
          <table:table-cell table:style-name="Table3.A1" office:value-type="string">
            <text:p text:style-name="P40">Client 4</text:p>
          </table:table-cell>
          <table:table-cell table:style-name="Table3.A1" office:value-type="string">
            <text:p text:style-name="P40">Client 5</text:p>
          </table:table-cell>
          <table:table-cell table:style-name="Table3.A1" office:value-type="string">
            <text:p text:style-name="P40">Client 6</text:p>
          </table:table-cell>
          <table:table-cell table:style-name="Table3.A1" office:value-type="string">
            <text:p text:style-name="P40">Client 7</text:p>
          </table:table-cell>
          <table:table-cell table:style-name="Table3.I1" office:value-type="string">
            <text:p text:style-name="P40">Client 8</text:p>
          </table:table-cell>
        </table:table-row>
        <table:table-row>
          <table:table-cell table:style-name="Table3.A2" office:value-type="string">
            <text:p text:style-name="P41">put</text:p>
          </table:table-cell>
          <table:table-cell table:style-name="Table3.A2" office:value-type="string">
            <text:p text:style-name="P38">88523<text:span text:style-name="T21">ms</text:span></text:p>
          </table:table-cell>
          <table:table-cell table:style-name="Table3.A2" office:value-type="string">
            <text:p text:style-name="P38">88649<text:span text:style-name="T21">ms</text:span></text:p>
          </table:table-cell>
          <table:table-cell table:style-name="Table3.A2" office:value-type="string">
            <text:p text:style-name="P38">88403<text:span text:style-name="T21">ms</text:span></text:p>
          </table:table-cell>
          <table:table-cell table:style-name="Table3.A2" office:value-type="string">
            <text:p text:style-name="P38">88462<text:span text:style-name="T21">ms</text:span></text:p>
          </table:table-cell>
          <table:table-cell table:style-name="Table3.A2" office:value-type="string">
            <text:p text:style-name="P37"><text:span text:style-name="T16">8</text:span><text:span text:style-name="T11">8475</text:span><text:span text:style-name="T17">ms</text:span></text:p>
          </table:table-cell>
          <table:table-cell table:style-name="Table3.A2" office:value-type="string">
            <text:p text:style-name="P38">88657<text:span text:style-name="T21">ms</text:span></text:p>
          </table:table-cell>
          <table:table-cell table:style-name="Table3.A2" office:value-type="string">
            <text:p text:style-name="P38">88492<text:span text:style-name="T21">ms</text:span></text:p>
          </table:table-cell>
          <table:table-cell table:style-name="Table3.I2" office:value-type="string">
            <text:p text:style-name="P38">88673<text:span text:style-name="T21">ms</text:span></text:p>
          </table:table-cell>
        </table:table-row>
        <table:table-row>
          <table:table-cell table:style-name="Table3.A2" office:value-type="string">
            <text:p text:style-name="P41">get</text:p>
          </table:table-cell>
          <table:table-cell table:style-name="Table3.A2" office:value-type="string">
            <text:p text:style-name="P38">52819<text:span text:style-name="T21">ms</text:span></text:p>
          </table:table-cell>
          <table:table-cell table:style-name="Table3.A2" office:value-type="string">
            <text:p text:style-name="P38">52780<text:span text:style-name="T21">ms</text:span></text:p>
          </table:table-cell>
          <table:table-cell table:style-name="Table3.A2" office:value-type="string">
            <text:p text:style-name="P37"><text:span text:style-name="T16">5</text:span><text:span text:style-name="T11">2840</text:span><text:span text:style-name="T17">ms</text:span></text:p>
          </table:table-cell>
          <table:table-cell table:style-name="Table3.A2" office:value-type="string">
            <text:p text:style-name="P38">52827<text:span text:style-name="T21">ms</text:span></text:p>
          </table:table-cell>
          <table:table-cell table:style-name="Table3.A2" office:value-type="string">
            <text:p text:style-name="P37"><text:span text:style-name="T15">5</text:span><text:span text:style-name="T11">2912</text:span><text:span text:style-name="T17">ms</text:span></text:p>
          </table:table-cell>
          <table:table-cell table:style-name="Table3.A2" office:value-type="string">
            <text:p text:style-name="P37"><text:span text:style-name="T15">5</text:span><text:span text:style-name="T11">2893</text:span><text:span text:style-name="T17">ms</text:span></text:p>
          </table:table-cell>
          <table:table-cell table:style-name="Table3.A2" office:value-type="string">
            <text:p text:style-name="P37"><text:span text:style-name="T16">5</text:span><text:span text:style-name="T11">2842</text:span><text:span text:style-name="T17">ms</text:span></text:p>
          </table:table-cell>
          <table:table-cell table:style-name="Table3.I2" office:value-type="string">
            <text:p text:style-name="P38">52823<text:span text:style-name="T21">ms</text:span></text:p>
          </table:table-cell>
        </table:table-row>
        <table:table-row>
          <table:table-cell table:style-name="Table3.A2" office:value-type="string">
            <text:p text:style-name="P41">del</text:p>
          </table:table-cell>
          <table:table-cell table:style-name="Table3.A2" office:value-type="string">
            <text:p text:style-name="P37"><text:span text:style-name="T16">9</text:span><text:span text:style-name="T11">7462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8475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7235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7468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8246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8413</text:span><text:span text:style-name="T17">ms</text:span></text:p>
          </table:table-cell>
          <table:table-cell table:style-name="Table3.A2" office:value-type="string">
            <text:p text:style-name="P37"><text:span text:style-name="T16">9</text:span><text:span text:style-name="T11">8655</text:span><text:span text:style-name="T17">ms</text:span></text:p>
          </table:table-cell>
          <table:table-cell table:style-name="Table3.I2" office:value-type="string">
            <text:p text:style-name="P37"><text:span text:style-name="T16">9</text:span><text:span text:style-name="T11">9028</text:span><text:span text:style-name="T17">ms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0acafc" style:language-asian="en" style:country-asian="IN"/>
    </style:style>
    <style:style style:name="MT1" style:family="text">
      <style:text-properties officeooo:rsid="000bfd7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2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5:06:40.544303654</meta:creation-date>
    <dc:date>2015-10-13T19:33:57.191613991</dc:date>
    <meta:editing-duration>PT1H21M53S</meta:editing-duration>
    <meta:editing-cycles>13</meta:editing-cycles>
    <meta:generator>LibreOffice/4.2.8.2$Linux_X86_64 LibreOffice_project/420m0$Build-2</meta:generator>
    <meta:document-statistic meta:table-count="3" meta:image-count="0" meta:object-count="0" meta:page-count="2" meta:paragraph-count="104" meta:word-count="408" meta:character-count="2589" meta:non-whitespace-character-count="2282"/>
  </office:meta>
</office:document-meta>
</file>